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92e" officeooo:paragraph-rsid="000cc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</text:p>
      <text:p text:style-name="P1"/>
      <text:p text:style-name="P1">saljfldasflksajflkjlsjflsajfljlasfjdlkj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3:11:58.472000000</meta:creation-date>
    <dc:date>2024-09-18T13:12:03.709000000</dc:date>
    <meta:editing-duration>PT5S</meta:editing-duration>
    <meta:editing-cycles>1</meta:editing-cycles>
    <meta:document-statistic meta:table-count="0" meta:image-count="0" meta:object-count="0" meta:page-count="1" meta:paragraph-count="2" meta:word-count="2" meta:character-count="45" meta:non-whitespace-character-count="44"/>
    <meta:generator>LibreOffice/24.8.0.3$Windows_X86_64 LibreOffice_project/0bdf1299c94fe897b119f97f3c613e9dca6be583</meta:generator>
  </office:meta>
</office:document-meta>
</file>